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solid" style:text-underline-width="auto" style:text-underline-color="font-color" fo:font-weight="bold" officeooo:rsid="0016a5d2" officeooo:paragraph-rsid="001f4ecc"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bold" officeooo:rsid="0010e897" officeooo:paragraph-rsid="001f4ecc"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fo:font-weight="bold" officeooo:rsid="00134eca" officeooo:paragraph-rsid="001f4ecc"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fo:font-weight="bold" officeooo:rsid="00134eca" officeooo:paragraph-rsid="0022adc4"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fo:font-weight="bold" officeooo:rsid="00134eca" officeooo:paragraph-rsid="00246829" style:font-size-asian="15.75pt" style:font-weight-asian="bold" style:font-size-complex="18pt" style:font-weight-complex="bold"/>
    </style:style>
    <style:style style:name="P6" style:family="paragraph" style:parent-style-name="Standard">
      <style:paragraph-properties fo:text-align="start" style:justify-single-word="false"/>
      <style:text-properties fo:font-size="18pt" style:text-underline-style="solid" style:text-underline-width="auto" style:text-underline-color="font-color" fo:font-weight="bold" officeooo:rsid="00191179" officeooo:paragraph-rsid="001f4ecc" style:font-size-asian="15.75pt" style:font-weight-asian="bold" style:font-size-complex="18pt" style:font-weight-complex="bold"/>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fo:font-weight="bold" officeooo:rsid="001eeb2b" officeooo:paragraph-rsid="001f4ecc" style:font-size-asian="15.75pt" style:font-weight-asian="bold" style:font-size-complex="18pt" style:font-weight-complex="bold"/>
    </style:style>
    <style:style style:name="P8"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134eca" officeooo:paragraph-rsid="001f4ecc"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style:text-underline-style="none" fo:font-weight="normal" officeooo:rsid="001d9308" officeooo:paragraph-rsid="001f4ecc"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style:text-underline-style="none" fo:font-weight="normal" officeooo:rsid="00134eca" officeooo:paragraph-rsid="001f4ecc"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style:text-underline-style="none" fo:font-weight="normal" officeooo:rsid="00134eca" officeooo:paragraph-rsid="0022adc4"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style:text-underline-style="none" fo:font-weight="normal" officeooo:rsid="00134eca" officeooo:paragraph-rsid="00246829"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style:text-underline-style="none" fo:font-weight="normal" officeooo:rsid="0005c2a6" officeooo:paragraph-rsid="001f4ecc"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style:text-underline-style="none" fo:font-weight="normal" officeooo:rsid="00145b25" officeooo:paragraph-rsid="001f4ecc"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style:text-underline-style="none" fo:font-weight="normal" officeooo:rsid="001a020d" officeooo:paragraph-rsid="001f4ecc"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style:text-underline-style="none" fo:font-weight="normal" officeooo:rsid="0016a5d2" officeooo:paragraph-rsid="001f4ecc"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style:text-underline-style="none" fo:font-weight="normal" officeooo:rsid="00191179" officeooo:paragraph-rsid="001f4ecc"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style:text-underline-style="none" fo:font-weight="normal" officeooo:rsid="001eeb2b" officeooo:paragraph-rsid="001f4ecc"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style:text-underline-style="none" fo:font-weight="normal" officeooo:rsid="00088d13" officeooo:paragraph-rsid="001f4ecc"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style:text-underline-style="none" fo:font-weight="normal" officeooo:rsid="0009f5f2" officeooo:paragraph-rsid="001f4ecc"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style:text-underline-style="none" fo:font-weight="normal" officeooo:rsid="0022adc4" officeooo:paragraph-rsid="0022adc4"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fo:font-size="18pt" style:text-underline-style="none" fo:font-weight="bold" officeooo:rsid="00134eca" officeooo:paragraph-rsid="001f4ecc" style:font-size-asian="15.75pt" style:font-weight-asian="bold" style:font-size-complex="18pt" style:font-weight-complex="bold"/>
    </style:style>
    <style:style style:name="P23" style:family="paragraph" style:parent-style-name="Standard">
      <style:paragraph-properties fo:text-align="start" style:justify-single-word="false"/>
      <style:text-properties fo:font-size="18pt" style:text-underline-style="none" fo:font-weight="bold" officeooo:rsid="0016a5d2" officeooo:paragraph-rsid="001f4ecc" style:font-size-asian="15.75pt" style:font-weight-asian="bold" style:font-size-complex="18pt" style:font-weight-complex="bold"/>
    </style:style>
    <style:style style:name="P24" style:family="paragraph" style:parent-style-name="Standard">
      <style:paragraph-properties fo:text-align="start" style:justify-single-word="false"/>
      <style:text-properties fo:font-size="18pt" style:text-underline-style="none" fo:font-weight="bold" officeooo:rsid="00088d13" officeooo:paragraph-rsid="001f4ecc" style:font-size-asian="15.75pt" style:font-weight-asian="bold" style:font-size-complex="18pt" style:font-weight-complex="bold"/>
    </style:style>
    <style:style style:name="P25" style:family="paragraph" style:parent-style-name="Standard">
      <style:paragraph-properties fo:text-align="center" style:justify-single-word="false"/>
      <style:text-properties fo:font-size="18pt" style:text-underline-style="none" fo:font-weight="bold" officeooo:rsid="000d9040" officeooo:paragraph-rsid="001f4ecc" style:font-size-asian="15.75pt" style:font-weight-asian="bold" style:font-size-complex="18pt" style:font-weight-complex="bold"/>
    </style:style>
    <style:style style:name="P26" style:family="paragraph" style:parent-style-name="Standard">
      <style:paragraph-properties fo:text-align="start" style:justify-single-word="false"/>
      <style:text-properties fo:font-size="18pt" style:text-underline-style="none" fo:font-weight="bold" officeooo:rsid="0022adc4" officeooo:paragraph-rsid="0022adc4" style:font-size-asian="15.75pt" style:font-weight-asian="bold" style:font-size-complex="18pt" style:font-weight-complex="bold"/>
    </style:style>
    <style:style style:name="P27" style:family="paragraph" style:parent-style-name="Standard">
      <style:paragraph-properties fo:text-align="start" style:justify-single-word="false"/>
      <style:text-properties fo:font-size="18pt" style:text-underline-style="none" fo:font-weight="bold" officeooo:rsid="00246829" officeooo:paragraph-rsid="00246829" style:font-size-asian="15.75pt" style:font-weight-asian="bold" style:font-size-complex="18pt" style:font-weight-complex="bold"/>
    </style:style>
    <style:style style:name="P28" style:family="paragraph" style:parent-style-name="Standard">
      <style:paragraph-properties fo:text-align="start" style:justify-single-word="false"/>
      <style:text-properties fo:font-size="18pt" style:text-underline-style="none" fo:font-weight="bold" officeooo:rsid="00145b25" officeooo:paragraph-rsid="001f4ecc" style:font-size-asian="15.75pt" style:font-weight-asian="bold" style:font-size-complex="18pt" style:font-weight-complex="bold"/>
    </style:style>
    <style:style style:name="P29"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134eca" officeooo:paragraph-rsid="001f4ecc" style:font-size-asian="15.75pt" style:font-style-asian="normal" style:font-weight-asian="bold" style:font-size-complex="18pt" style:font-style-complex="normal" style:font-weight-complex="bold"/>
    </style:style>
    <style:style style:name="P30" style:family="paragraph" style:parent-style-name="Standard">
      <style:paragraph-properties fo:text-align="start" style:justify-single-word="false"/>
      <style:text-properties fo:font-size="18pt" fo:font-style="normal" style:text-underline-style="none" fo:font-weight="normal" officeooo:rsid="000d9040" officeooo:paragraph-rsid="001f4ecc" style:font-size-asian="15.75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size="18pt" fo:font-style="normal" style:text-underline-style="none" fo:font-weight="normal" officeooo:rsid="000eec25" officeooo:paragraph-rsid="001f4ecc" style:font-size-asian="15.75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size="18pt" fo:font-style="normal" style:text-underline-style="none" fo:font-weight="normal" officeooo:rsid="000fb7c5" officeooo:paragraph-rsid="001f4ecc" style:font-size-asian="15.75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size="18pt" fo:font-style="normal" style:text-underline-style="none" fo:font-weight="bold" officeooo:rsid="000eec25" officeooo:paragraph-rsid="001f4ecc" style:font-size-asian="15.75pt" style:font-style-asian="normal" style:font-weight-asian="bold" style:font-size-complex="18pt" style:font-style-complex="normal" style:font-weight-complex="bold"/>
    </style:style>
    <style:style style:name="P34" style:family="paragraph" style:parent-style-name="Standard">
      <style:paragraph-properties fo:text-align="start" style:justify-single-word="false"/>
      <style:text-properties fo:font-size="18pt" fo:font-style="normal" style:text-underline-style="none" fo:font-weight="bold" officeooo:rsid="000fb7c5" officeooo:paragraph-rsid="001f4ecc" style:font-size-asian="15.75pt" style:font-style-asian="normal" style:font-weight-asian="bold" style:font-size-complex="18pt" style:font-style-complex="normal" style:font-weight-complex="bold"/>
    </style:style>
    <style:style style:name="P35"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0e897" officeooo:paragraph-rsid="001f4ecc" style:font-size-asian="31.5pt" style:font-weight-asian="bold" style:font-size-complex="36pt" style:font-weight-complex="bold"/>
    </style:style>
    <style:style style:name="P36"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29eb5" officeooo:paragraph-rsid="001f4ecc" style:font-size-asian="31.5pt" style:font-weight-asian="bold" style:font-size-complex="36pt" style:font-weight-complex="bold"/>
    </style:style>
    <style:style style:name="P37" style:family="paragraph" style:parent-style-name="Standard">
      <style:paragraph-properties fo:text-align="center" style:justify-single-word="false"/>
      <style:text-properties fo:font-size="36pt" fo:font-style="normal" style:text-underline-style="solid" style:text-underline-width="auto" style:text-underline-color="font-color" fo:font-weight="bold" officeooo:rsid="000d9040" officeooo:paragraph-rsid="001f4ecc" style:font-size-asian="36pt" style:font-style-asian="normal" style:font-weight-asian="bold" style:font-size-complex="36pt" style:font-style-complex="normal" style:font-weight-complex="bold"/>
    </style:style>
    <style:style style:name="P38" style:family="paragraph" style:parent-style-name="Standard">
      <style:paragraph-properties fo:text-align="center" style:justify-single-word="false"/>
      <style:text-properties fo:font-size="36pt" fo:font-style="normal" style:text-underline-style="solid" style:text-underline-width="auto" style:text-underline-color="font-color" fo:font-weight="bold" officeooo:rsid="000eec25" officeooo:paragraph-rsid="001f4ecc" style:font-size-asian="36pt" style:font-style-asian="normal" style:font-weight-asian="bold" style:font-size-complex="36pt" style:font-style-complex="normal" style:font-weight-complex="bold"/>
    </style:style>
    <style:style style:name="P39" style:family="paragraph" style:parent-style-name="Standard">
      <style:paragraph-properties fo:text-align="start" style:justify-single-word="false"/>
      <style:text-properties fo:font-size="15pt" style:text-underline-style="none" fo:font-weight="normal" officeooo:rsid="001eeb2b" officeooo:paragraph-rsid="001f4ecc" style:font-size-asian="15pt" style:font-weight-asian="normal" style:font-size-complex="15pt" style:font-weight-complex="normal"/>
    </style:style>
    <style:style style:name="P40" style:family="paragraph" style:parent-style-name="Standard">
      <style:paragraph-properties fo:text-align="start" style:justify-single-word="false"/>
      <style:text-properties fo:font-size="15pt" style:text-underline-style="none" fo:font-weight="normal" officeooo:rsid="00191179" officeooo:paragraph-rsid="001f4ecc" style:font-size-asian="15pt" style:font-weight-asian="normal" style:font-size-complex="15pt" style:font-weight-complex="normal"/>
    </style:style>
    <style:style style:name="P41" style:family="paragraph" style:parent-style-name="Standard">
      <style:paragraph-properties fo:text-align="center" style:justify-single-word="false"/>
      <style:text-properties fo:font-size="26pt" style:text-underline-style="none" fo:font-weight="bold" officeooo:rsid="000d9040" officeooo:paragraph-rsid="001f4ecc" style:font-size-asian="26pt" style:font-weight-asian="bold" style:font-size-complex="26pt" style:font-weight-complex="bold"/>
    </style:style>
    <style:style style:name="P42"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style:text-underline-style="solid" style:text-underline-width="auto" style:text-underline-color="font-color" fo:font-weight="bold" officeooo:rsid="00134eca" officeooo:paragraph-rsid="001f4ecc" style:font-size-asian="15.75pt" style:font-weight-asian="bold" style:font-size-complex="18pt" style:font-weight-complex="bold"/>
    </style:style>
    <style:style style:name="P43"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style:text-underline-style="none" fo:font-weight="normal" officeooo:rsid="001d9308" officeooo:paragraph-rsid="001f4ecc" style:font-size-asian="15.75pt" style:font-weight-asian="normal" style:font-size-complex="18pt" style:font-weight-complex="normal"/>
    </style:style>
    <style:style style:name="P44"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style:text-underline-style="none" fo:font-weight="normal" officeooo:rsid="00134eca" officeooo:paragraph-rsid="001f4ecc" style:font-size-asian="15.75pt" style:font-weight-asian="normal" style:font-size-complex="18pt" style:font-weight-complex="normal"/>
    </style:style>
    <style:style style:name="P45"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style:text-underline-style="none" fo:font-weight="normal" officeooo:rsid="0005c2a6" officeooo:paragraph-rsid="001f4ecc" style:font-size-asian="15.75pt" style:font-weight-asian="normal" style:font-size-complex="18pt" style:font-weight-complex="normal"/>
    </style:style>
    <style:style style:name="P4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style:text-underline-style="none" fo:font-weight="bold" officeooo:rsid="0022adc4" officeooo:paragraph-rsid="0022adc4" style:font-size-asian="15.75pt" style:font-weight-asian="bold" style:font-size-complex="18pt" style:font-weight-complex="bold"/>
    </style:style>
    <style:style style:name="P47"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fo:font-style="normal" style:text-underline-style="none" fo:font-weight="normal" officeooo:rsid="000d9040" officeooo:paragraph-rsid="001f4ecc" style:font-size-asian="15.75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fo:font-style="normal" style:text-underline-style="none" fo:font-weight="normal" officeooo:rsid="000eec25" officeooo:paragraph-rsid="001f4ecc" style:font-size-asian="15.75pt" style:font-style-asian="normal" style:font-weight-asian="normal" style:font-size-complex="18pt" style:font-style-complex="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88d13" style:font-weight-asian="normal" style:font-weight-complex="normal"/>
    </style:style>
    <style:style style:name="T4" style:family="text">
      <style:text-properties officeooo:rsid="001d9308"/>
    </style:style>
    <style:style style:name="T5" style:family="text">
      <style:text-properties officeooo:rsid="0020b646"/>
    </style:style>
    <style:style style:name="T6" style:family="text">
      <style:text-properties officeooo:rsid="00195196"/>
    </style:style>
    <style:style style:name="T7" style:family="text">
      <style:text-properties officeooo:rsid="00145b25"/>
    </style:style>
    <style:style style:name="T8" style:family="text">
      <style:text-properties officeooo:rsid="001a020d"/>
    </style:style>
    <style:style style:name="T9" style:family="text">
      <style:text-properties officeooo:rsid="0016a5d2"/>
    </style:style>
    <style:style style:name="T10" style:family="text">
      <style:text-properties officeooo:rsid="00155775"/>
    </style:style>
    <style:style style:name="T11" style:family="text">
      <style:text-properties officeooo:rsid="001a6133"/>
    </style:style>
    <style:style style:name="T12" style:family="text">
      <style:text-properties officeooo:rsid="001eeb2b"/>
    </style:style>
    <style:style style:name="T13" style:family="text">
      <style:text-properties officeooo:rsid="00191179"/>
    </style:style>
    <style:style style:name="T14" style:family="text">
      <style:text-properties officeooo:rsid="0018a01e"/>
    </style:style>
    <style:style style:name="T15" style:family="text">
      <style:text-properties fo:font-weight="bold" style:font-weight-asian="bold" style:font-weight-complex="bold"/>
    </style:style>
    <style:style style:name="T16" style:family="text">
      <style:text-properties fo:font-size="15pt" style:font-size-asian="15pt" style:font-size-complex="15pt"/>
    </style:style>
    <style:style style:name="T17" style:family="text">
      <style:text-properties fo:font-size="20pt" fo:font-weight="bold" style:font-size-asian="20pt" style:font-weight-asian="bold" style:font-size-complex="20pt" style:font-weight-complex="bold"/>
    </style:style>
    <style:style style:name="T18" style:family="text">
      <style:text-properties officeooo:rsid="0005c2a6"/>
    </style:style>
    <style:style style:name="T19" style:family="text">
      <style:text-properties officeooo:rsid="00088d13"/>
    </style:style>
    <style:style style:name="T20" style:family="text">
      <style:text-properties officeooo:rsid="000d9040"/>
    </style:style>
    <style:style style:name="T21" style:family="text">
      <style:text-properties officeooo:rsid="000eec25"/>
    </style:style>
    <style:style style:name="T22" style:family="text">
      <style:text-properties officeooo:rsid="000fb7c5"/>
    </style:style>
    <style:style style:name="T23" style:family="text">
      <style:text-properties officeooo:rsid="001f4ecc"/>
    </style:style>
    <style:style style:name="T24" style:family="text">
      <style:text-properties officeooo:rsid="0022adc4"/>
    </style:style>
    <style:style style:name="T25" style:family="text">
      <style:text-properties officeooo:rsid="00246829"/>
    </style:style>
    <style:style style:name="T26" style:family="text">
      <style:text-properties officeooo:rsid="00252b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ETTING IPA SERVER ON <text:s/><text:span text:style-name="T26">UBUNTU SERVER</text:span></text:p>
      <text:p text:style-name="P35"/>
      <text:p text:style-name="P36">[centralized authentication system]</text:p>
      <text:p text:style-name="P36"/>
      <text:p text:style-name="P2"/>
      <text:p text:style-name="P2"/>
      <text:p text:style-name="P3">steps for installing ipa server:</text:p>
      <text:p text:style-name="P3"/>
      <text:p text:style-name="P3"/>
      <text:p text:style-name="P3">step1:<text:span text:style-name="T1"> setting up a static ip address for the server and the host</text:span></text:p>
      <text:p text:style-name="P42"><text:span text:style-name="T1"><text:tab/></text:span><text:span text:style-name="T2">1)In this lab the server address is</text:span></text:p>
      <text:p text:style-name="P9"><text:tab/><text:tab/>ip: 192.168.0.102</text:p>
      <text:p text:style-name="P9"><text:tab/><text:tab/>gateway:192.168.0.1</text:p>
      <text:p text:style-name="P43"><text:tab/><text:tab/>dns: 8.8.8.8</text:p>
      <text:p text:style-name="P9"/>
      <text:p text:style-name="P10"><text:tab/><text:tab/>and the client address</text:p>
      <text:p text:style-name="P44"><text:s/></text:p>
      <text:p text:style-name="P9"><text:tab/>ip:192.168.0.103</text:p>
      <text:p text:style-name="P10"><text:tab/><text:span text:style-name="T4">gateway: 192.168.0.1</text:span></text:p>
      <text:p text:style-name="P10"><text:tab/><text:span text:style-name="T4">dns:192.168.0.102 [server address]</text:span></text:p>
      <text:p text:style-name="P10"/>
      <text:p text:style-name="P10"/>
      <text:p text:style-name="P3"><text:span text:style-name="T5">restart the connection to take effect</text:span>:</text:p>
      <text:p text:style-name="P13">5) nmcli device down &lt;NIC/device&gt; <text:s/>/ ifdown &lt;NIC&gt;</text:p>
      <text:p text:style-name="P13"><text:soft-page-break/>6) nmcli device up &lt;NIC/device&gt; <text:s text:c="6"/>/ ifup <text:s text:c="2"/>&lt;NIC&gt;</text:p>
      <text:p text:style-name="P10"/>
      <text:p text:style-name="P9">[important note if you give the client dns to the server address you have to install packages from local repository unless you have a second nic connected to the internet because in order to work with online repository you need a public dns like 8.8.8.8 but if you use the local repo in the client its all fine]</text:p>
      <text:p text:style-name="P10"/>
      <text:p text:style-name="P10">[see the ip address section for the process of giving a static ip address]</text:p>
      <text:p text:style-name="P10"/>
      <text:p text:style-name="P3">step2: <text:span text:style-name="T1"><text:s/>set a static host name of the server using ‘hostnamectl’ command</text:span></text:p>
      <text:p text:style-name="P22">[server]</text:p>
      <text:p text:style-name="P10">1) =&gt; hostnamectl set-hostname “ipa.<text:span text:style-name="T4">it</text:span>.<text:span text:style-name="T4">local</text:span>”</text:p>
      <text:p text:style-name="P10">2) =&gt; exec bash</text:p>
      <text:p text:style-name="P10"/>
      <text:p text:style-name="P10"/>
      <text:p text:style-name="P3">step<text:span text:style-name="T6">2</text:span>: <text:s/>edit the “/etc/hosts” of the <text:span text:style-name="T6">server</text:span></text:p>
      <text:p text:style-name="P3"/>
      <text:p text:style-name="P10">=&gt; vim /etc/hosts</text:p>
      <text:p text:style-name="P10">[add this line </text:p>
      <text:p text:style-name="P10"><text:tab/></text:p>
      <text:p text:style-name="P10"><text:tab/><text:span text:style-name="T4">192.168.0.102</text:span> ipa.<text:span text:style-name="T4">it</text:span>.<text:span text:style-name="T4">local<text:tab/></text:span>ipa</text:p>
      <text:p text:style-name="P10"><text:tab/><text:span text:style-name="T4">192.168.0.103 client1.it.local<text:tab/><text:tab/>client1</text:span></text:p>
      <text:p text:style-name="P10">]</text:p>
      <text:p text:style-name="P8"/>
      <text:p text:style-name="P3">step<text:span text:style-name="T7">4</text:span>: <text:s/><text:span text:style-name="T7">test with ping commnad</text:span></text:p>
      <text:p text:style-name="P10"/>
      <text:p text:style-name="P14"/>
      <text:p text:style-name="P14"><text:span text:style-name="T8">1</text:span>)=&gt; ping ipa.<text:span text:style-name="T4">it.local</text:span></text:p>
      <text:p text:style-name="P14"/>
      <text:p text:style-name="P3"><text:soft-page-break/>step<text:span text:style-name="T7">5</text:span>: <text:s/><text:span text:style-name="T7">update the server repository</text:span></text:p>
      <text:p text:style-name="P3"/>
      <text:p text:style-name="P14">1) =&gt;<text:span text:style-name="T24">apt update -y</text:span></text:p>
      <text:p text:style-name="P15">or [if you use local repository]</text:p>
      <text:p text:style-name="P15">yum update disablerepo="*" enablerepo='myrepo'</text:p>
      <text:p text:style-name="P15"/>
      <text:p text:style-name="P3">step<text:span text:style-name="T4">(addional)</text:span>: <text:s/><text:span text:style-name="T4">reboot the system</text:span></text:p>
      <text:p text:style-name="P3"/>
      <text:p text:style-name="P14">1) =&gt;<text:span text:style-name="T4">reboot</text:span></text:p>
      <text:p text:style-name="P14"/>
      <text:p text:style-name="P4">step<text:span text:style-name="T8">6</text:span>: <text:span text:style-name="T7">install “rng-tools” packages in server machine</text:span></text:p>
      <text:p text:style-name="P21"><text:tab/>rng tools is basically used got cryptography</text:p>
      <text:p text:style-name="P26">=&gt;apt install rng-tools -y</text:p>
      <text:p text:style-name="P11"/>
      <text:p text:style-name="P4">step<text:span text:style-name="T25">7</text:span>: <text:span text:style-name="T24">configure rng-tools</text:span></text:p>
      <text:p text:style-name="P21">=&gt;<text:span text:style-name="T15">vim /etc/default/rng-tools</text:span></text:p>
      <text:p text:style-name="P46"/>
      <text:p text:style-name="P26"/>
      <text:p text:style-name="P21">set the input source for random random data by adding line</text:p>
      <text:p text:style-name="P21"/>
      <text:p text:style-name="P26">HRNGDEVICE=/dev/urnadom</text:p>
      <text:p text:style-name="P11"/>
      <text:p text:style-name="P42"/>
      <text:p text:style-name="P3"/>
      <text:p text:style-name="P5">step<text:span text:style-name="T25">8</text:span>: <text:span text:style-name="T25">Enable and start rng-tools</text:span></text:p>
      <text:p text:style-name="P12"/>
      <text:p text:style-name="P27">=&gt;systemctl enable rng-tools</text:p>
      <text:p text:style-name="P27">=&gt;systemctl start rng-tools</text:p>
      <text:p text:style-name="P3"/>
      <text:p text:style-name="P5">step<text:span text:style-name="T25">9</text:span>: <text:span text:style-name="T25">Adding repository to the server</text:span></text:p>
      <text:p text:style-name="P5"/>
      <text:p text:style-name="P3"/>
      <text:p text:style-name="P3"><text:soft-page-break/>step<text:span text:style-name="T25">9</text:span>: <text:span text:style-name="T7">install “free-Ipa” packages in server machine</text:span></text:p>
      <text:p text:style-name="P10"/>
      <text:p text:style-name="P14">[server]</text:p>
      <text:p text:style-name="P28">1) =&gt; <text:span text:style-name="T25">apt install freeipa-server -y</text:span></text:p>
      <text:p text:style-name="P14"/>
      <text:p text:style-name="P9">[or you can remove all the online repo and add only the local yum repo then the command is]</text:p>
      <text:p text:style-name="P9"/>
      <text:p text:style-name="P14"><text:span text:style-name="T4">2</text:span>) =&gt; yum install ipa-server <text:span text:style-name="T8">bind-dyndb-ldap</text:span> ipa-server-dns -y</text:p>
      <text:p text:style-name="P8"/>
      <text:p text:style-name="P8"/>
      <text:p text:style-name="P3">step<text:span text:style-name="T9">8</text:span>: <text:span text:style-name="T7">install IPA server in server machine</text:span></text:p>
      <text:p text:style-name="P10"/>
      <text:p text:style-name="P14">[server]</text:p>
      <text:p text:style-name="P14">1) =&gt; ipa-server-install --<text:span text:style-name="T8">setup-dns</text:span></text:p>
      <text:p text:style-name="P14"/>
      <text:p text:style-name="P14"/>
      <text:p text:style-name="P14"><text:tab/><text:tab/><text:span text:style-name="T9">8</text:span>-1: Do you want to configure integreted DNS? </text:p>
      <text:p text:style-name="P14"><text:tab/><text:tab/><text:tab/>=&gt;yes</text:p>
      <text:p text:style-name="P14"><text:tab/><text:tab/><text:span text:style-name="T9">8</text:span>-<text:span text:style-name="T10">2</text:span>: Server Host name [ipa.test.system] </text:p>
      <text:p text:style-name="P14"><text:tab/><text:tab/><text:tab/>=&gt;[Enter]</text:p>
      <text:p text:style-name="P14"><text:tab/><text:tab/><text:span text:style-name="T9">8</text:span>-<text:span text:style-name="T10">3</text:span>: Please confirm Domain name [test.system]? </text:p>
      <text:p text:style-name="P14"><text:tab/><text:tab/><text:tab/>=&gt;[Enter]</text:p>
      <text:p text:style-name="P14"><text:tab/><text:tab/><text:span text:style-name="T9">8</text:span>-<text:span text:style-name="T10">4</text:span>: Please provide a realm name [TEST.SYSTEM]? </text:p>
      <text:p text:style-name="P14"><text:tab/><text:tab/><text:tab/>=&gt;[Enter]</text:p>
      <text:p text:style-name="P14"><text:tab/><text:tab/><text:span text:style-name="T9">8</text:span>-<text:span text:style-name="T10">5</text:span>: Directory manager password? </text:p>
      <text:p text:style-name="P14"><text:tab/><text:tab/><text:tab/>=&gt;&lt;give_a_password&gt;</text:p>
      <text:p text:style-name="P14"><text:tab/><text:tab/><text:tab/>example: admin@ipa</text:p>
      <text:p text:style-name="P14"><text:tab/><text:tab/><text:span text:style-name="T9">8</text:span>-<text:span text:style-name="T10">6</text:span>: IPA admin Password? </text:p>
      <text:p text:style-name="P14"><text:tab/><text:tab/><text:tab/>=&gt;&lt;give_a_password&gt;</text:p>
      <text:p text:style-name="P14"><text:tab/><text:tab/><text:tab/>example: admin@redhat</text:p>
      <text:p text:style-name="P14"><text:tab/><text:tab/><text:span text:style-name="T9">8</text:span>-<text:span text:style-name="T10">7</text:span>: Do you want to configure <text:s/>DNS <text:span text:style-name="T10">Forwarders</text:span>? </text:p>
      <text:p text:style-name="P14"><text:soft-page-break/><text:tab/><text:tab/><text:tab/>=&gt;yes</text:p>
      <text:p text:style-name="P14"><text:tab/><text:tab/><text:span text:style-name="T9">8</text:span>-<text:span text:style-name="T10">8</text:span>: Do you want t<text:span text:style-name="T10">hese servers as</text:span> <text:s/>DNS <text:span text:style-name="T10">Forwarders</text:span>? </text:p>
      <text:p text:style-name="P14"><text:tab/><text:tab/><text:tab/>=&gt;yes</text:p>
      <text:p text:style-name="P14"><text:tab/><text:tab/><text:span text:style-name="T9">8</text:span>-<text:span text:style-name="T10">9</text:span>: Do you want to <text:span text:style-name="T10">search for missing reverse zone</text:span>? </text:p>
      <text:p text:style-name="P14"><text:tab/><text:tab/><text:tab/>=&gt;<text:span text:style-name="T10">no</text:span><text:tab/></text:p>
      <text:p text:style-name="P14"><text:tab/><text:tab/><text:span text:style-name="T9">8</text:span>-<text:span text:style-name="T10">10</text:span>: <text:span text:style-name="T10">Continue to configure the system with these values</text:span>? </text:p>
      <text:p text:style-name="P14"><text:tab/><text:tab/><text:tab/>=&gt;<text:span text:style-name="T10">yes</text:span></text:p>
      <text:p text:style-name="P14"/>
      <text:p text:style-name="P3">step<text:span text:style-name="T9">9</text:span>: <text:span text:style-name="T9">Configure users Home Directory and firewall</text:span></text:p>
      <text:p text:style-name="P3"/>
      <text:p text:style-name="P23">[server]</text:p>
      <text:p text:style-name="P16">1) =&gt;authconfig –enablemkhomedir –update</text:p>
      <text:p text:style-name="P10"/>
      <text:p text:style-name="P10"/>
      <text:p text:style-name="P3">step<text:span text:style-name="T9">10</text:span>: <text:span text:style-name="T9">adding service to firewall</text:span></text:p>
      <text:p text:style-name="P3"/>
      <text:p text:style-name="P16">1) =&gt;firewall-cmd –premanent –add-service=’freeipa-ldap’</text:p>
      <text:p text:style-name="P16">1) =&gt;firewall-cmd –premanent –add-service=’<text:span text:style-name="T11">ntp</text:span>’</text:p>
      <text:p text:style-name="P16">1) =&gt;firewall-cmd –premanent –add-service=’<text:span text:style-name="T11">http</text:span>’</text:p>
      <text:p text:style-name="P16">1) =&gt;firewall-cmd –premanent –add-service=’<text:span text:style-name="T11">https</text:span>’</text:p>
      <text:p text:style-name="P16">1) =&gt;firewall-cmd –premanent –add-service=’<text:span text:style-name="T11">ldap</text:span>’</text:p>
      <text:p text:style-name="P16">1) =&gt;firewall-cmd –premanent –add-service=’ldap<text:span text:style-name="T11">s</text:span>’</text:p>
      <text:p text:style-name="P16">1) =&gt;firewall-cmd –premanent –add-service=’<text:span text:style-name="T11">kerberos</text:span>’</text:p>
      <text:p text:style-name="P16">1) =&gt;firewall-cmd –premanent –add-service=’<text:span text:style-name="T11">kpasswd</text:span>’</text:p>
      <text:p text:style-name="P16">1) =&gt;firewall-cmd –premanent –add-service=’<text:span text:style-name="T11">dns</text:span>’</text:p>
      <text:p text:style-name="P16"><text:bookmark-start text:name="__DdeLink__533_2450654835"/>2) =&gt; firewall-cmd –reload<text:bookmark-end text:name="__DdeLink__533_2450654835"/></text:p>
      <text:p text:style-name="P16"/>
      <text:p text:style-name="P3">step<text:span text:style-name="T9">11</text:span>: <text:span text:style-name="T9">checking if everything running</text:span></text:p>
      <text:p text:style-name="P3"/>
      <text:p text:style-name="P16">1)=&gt;ipactl status</text:p>
      <text:p text:style-name="P16"/>
      <text:p text:style-name="P16"/>
      <text:p text:style-name="P16"><text:soft-page-break/></text:p>
      <text:p text:style-name="P3">step<text:span text:style-name="T9">10</text:span>: <text:span text:style-name="T9">adding port to firewall</text:span></text:p>
      <text:p text:style-name="P3"/>
      <text:p text:style-name="P16">1) =&gt;firewall-cmd --permanent --zone=public –add-port={80/tcp,443/tcp,302/tcp,636/tcp,88/tcp,464/tcp,53/tcp,88/udp,464/udp,53/udp,123/udp}</text:p>
      <text:p text:style-name="P16">2) =&gt; firewall-cmd –reload</text:p>
      <text:p text:style-name="P16"/>
      <text:p text:style-name="P16"/>
      <text:p text:style-name="P3">step<text:span text:style-name="T9">12</text:span>: <text:s/><text:span text:style-name="T9">initialize the admin user [varify weather the admin user get token from the kerberos] [you can login with just the user and password but to login with kerberos you have to issue the command]</text:span></text:p>
      <text:p text:style-name="P1">[server]</text:p>
      <text:p text:style-name="P16">1)=&gt; kinit admin</text:p>
      <text:p text:style-name="P16"><text:tab/>[password: ] [same password for installation during FreeIPA]</text:p>
      <text:p text:style-name="P16"><text:s/>2)=&gt; klist </text:p>
      <text:p text:style-name="P16"/>
      <text:p text:style-name="P3">step<text:span text:style-name="T9">12</text:span>: <text:s/><text:span text:style-name="T12">reboot the system again</text:span></text:p>
      <text:p text:style-name="P3"/>
      <text:p text:style-name="P16">2)=&gt; <text:span text:style-name="T12">reboot</text:span></text:p>
      <text:p text:style-name="P16"><text:tab/></text:p>
      <text:p text:style-name="P17"/>
      <text:p text:style-name="P3">step<text:span text:style-name="T9">16</text:span>: <text:span text:style-name="T13">Go to the administration page and login with username and password </text:span></text:p>
      <text:p text:style-name="P1">[<text:span text:style-name="T14">server</text:span>]</text:p>
      <text:p text:style-name="P16"/>
      <text:p text:style-name="P16"><text:tab/><text:span text:style-name="T14">username: </text:span><text:a xlink:type="simple" xlink:href="mailto:admin@test.system" text:style-name="Internet_20_link" text:visited-style-name="Visited_20_Internet_20_Link"><text:span text:style-name="T14">admin</text:span></text:a></text:p>
      <text:p text:style-name="P16"><text:tab/><text:span text:style-name="T14">password: &lt;admin_password&gt;</text:span></text:p>
      <text:p text:style-name="P16"/>
      <text:p text:style-name="P6">[go to web browser to url “<text:a xlink:type="simple" xlink:href="http://ipa.test.system/" text:style-name="Internet_20_link" text:visited-style-name="Visited_20_Internet_20_Link">http://ipa.test.system</text:a>”]</text:p>
      <text:p text:style-name="P6"/>
      <text:p text:style-name="P6"><text:soft-page-break/></text:p>
      <text:p text:style-name="P3">step<text:span text:style-name="T9">16</text:span>: <text:span text:style-name="T13">create a user in the administration page</text:span></text:p>
      <text:p text:style-name="P1">[<text:span text:style-name="T14">server</text:span>]</text:p>
      <text:p text:style-name="P1"/>
      <text:p text:style-name="P6">username: <text:span text:style-name="T2">&lt;give a username&gt; / ex: ipa1</text:span></text:p>
      <text:p text:style-name="P6">Firstname: <text:span text:style-name="T2">ipa</text:span></text:p>
      <text:p text:style-name="P6">lastname <text:s/>: <text:span text:style-name="T2">user1</text:span></text:p>
      <text:p text:style-name="P6">password : <text:span text:style-name="T2">&lt;give_password&gt; /ex: redhat@ipa1</text:span></text:p>
      <text:p text:style-name="P3"/>
      <text:p text:style-name="P18"/>
      <text:p text:style-name="P3">step<text:span text:style-name="T9">16</text:span>: <text:span text:style-name="T12">setting reverse dns discovery</text:span></text:p>
      <text:p text:style-name="P7"/>
      <text:p text:style-name="P1">[<text:span text:style-name="T14">server</text:span>]</text:p>
      <text:p text:style-name="P1"/>
      <text:p text:style-name="P18">in the administration page go to</text:p>
      <text:p text:style-name="P18"/>
      <text:p text:style-name="P18">[NETWORK SERVICES] →[DNS] → [DNS ZONES] → [ADD.ARPA] → [ADD]</text:p>
      <text:p text:style-name="P18"/>
      <text:p text:style-name="P18">RECORD NAME : <text:span text:style-name="T15">103 </text:span><text:s/><text:span text:style-name="T16">//because the last number of ip </text:span></text:p>
      <text:p text:style-name="P39">is 103 [192.168.0.<text:span text:style-name="T15">103</text:span>]</text:p>
      <text:p text:style-name="P40"/>
      <text:p text:style-name="P39">RECORD TYPE: PTR</text:p>
      <text:p text:style-name="P39"/>
      <text:p text:style-name="P39">HOSTNAME: client1.it.local<text:span text:style-name="T17">.</text:span></text:p>
      <text:p text:style-name="P39"/>
      <text:p text:style-name="P39">[remember the (.) after the client.it.local in the hostname is important]</text:p>
      <text:p text:style-name="P39">Thats all the server configuration now we have to configure the client</text:p>
      <text:p text:style-name="P1"/>
      <text:p text:style-name="P1"/>
      <text:p text:style-name="P1"/>
      <text:p text:style-name="P1"/>
      <text:p text:style-name="P1"/>
      <text:p text:style-name="P35"><text:soft-page-break/>SETTING IPA <text:span text:style-name="T18">CLIENT</text:span> ON CENTOS</text:p>
      <text:p text:style-name="P35"/>
      <text:p text:style-name="P35"/>
      <text:p text:style-name="P3">step1:<text:span text:style-name="T1"> setting up a static ip address for the server and the host</text:span></text:p>
      <text:p text:style-name="P44">1)In this lab the client address</text:p>
      <text:p text:style-name="P10"><text:s text:c="2"/></text:p>
      <text:p text:style-name="P19"><text:tab/><text:tab/>ip: 192.168.0.103</text:p>
      <text:p text:style-name="P19"><text:tab/><text:tab/>gateway:192.168.0.1</text:p>
      <text:p text:style-name="P3"><text:span text:style-name="T3"><text:tab/><text:tab/>dns:192.168.0.102 [server address]</text:span><text:span text:style-name="T2"> </text:span></text:p>
      <text:p text:style-name="P10"/>
      <text:p text:style-name="P10">[see the ip address section for the process of giving a static ip address]</text:p>
      <text:p text:style-name="P10"/>
      <text:p text:style-name="P3">step<text:span text:style-name="T19">2</text:span>: setting up <text:span text:style-name="T19">hostname</text:span></text:p>
      <text:p text:style-name="P24"/>
      <text:p text:style-name="P13"><text:span text:style-name="T19">1</text:span>) hostnamectl set-hostname client1.<text:span text:style-name="T19">it</text:span>.<text:span text:style-name="T19">local</text:span></text:p>
      <text:p text:style-name="P13"/>
      <text:p text:style-name="P13"/>
      <text:p text:style-name="P3">step<text:span text:style-name="T19">3</text:span>: <text:span text:style-name="T19">edit the /etc/hosts file</text:span></text:p>
      <text:p text:style-name="P3"/>
      <text:p text:style-name="P45">3) vim /etc/hosts</text:p>
      <text:p text:style-name="P13"><text:span text:style-name="T19">192.168.0.103</text:span> client1.<text:span text:style-name="T19">it</text:span>.<text:span text:style-name="T19">local client1</text:span></text:p>
      <text:p text:style-name="P19">192.168.0.102 ipa.it.local ipa</text:p>
      <text:p text:style-name="P13"/>
      <text:p text:style-name="P3">step<text:span text:style-name="T19">4</text:span>: <text:span text:style-name="T19">restart the NIC to take in effect</text:span></text:p>
      <text:p text:style-name="P13"><text:span text:style-name="T19">1</text:span>) nmcli device down &lt;NIC/device&gt; <text:s/>/ ifdown &lt;NIC&gt;</text:p>
      <text:p text:style-name="P13"><text:span text:style-name="T19">2</text:span>) nmcli device up &lt;NIC/device&gt; <text:s text:c="6"/>/ ifup <text:s text:c="2"/>&lt;NIC&gt;</text:p>
      <text:p text:style-name="P3"><text:soft-page-break/>step<text:span text:style-name="T19">5</text:span>: <text:span text:style-name="T19">test with ping</text:span></text:p>
      <text:p text:style-name="P13"><text:span text:style-name="T19">1) </text:span>ping client1.<text:span text:style-name="T19">it</text:span>.<text:span text:style-name="T19">local </text:span></text:p>
      <text:p text:style-name="P13"><text:span text:style-name="T19">2) </text:span>ping <text:span text:style-name="T19">ipa</text:span>.<text:span text:style-name="T19">it</text:span>.<text:span text:style-name="T19">local</text:span></text:p>
      <text:p text:style-name="P13"/>
      <text:p text:style-name="P3">step<text:span text:style-name="T19">5</text:span>: <text:span text:style-name="T19">install ipa-client-packages</text:span></text:p>
      <text:p text:style-name="P13"/>
      <text:p text:style-name="P13">8) yum install ipa-client</text:p>
      <text:p text:style-name="P13"/>
      <text:p text:style-name="P3">step<text:span text:style-name="T19">5</text:span>: <text:span text:style-name="T19">install ipa-client</text:span></text:p>
      <text:p text:style-name="P3"/>
      <text:p text:style-name="P13">9) ipa-client-install [yes]</text:p>
      <text:p text:style-name="P13"/>
      <text:p text:style-name="P13">→authoraize enroll computer : admin</text:p>
      <text:p text:style-name="P13">→ password : open12345</text:p>
      <text:p text:style-name="P13"/>
      <text:p text:style-name="P13">10) authconfig –enablemkhomedir –update</text:p>
      <text:p text:style-name="P13"/>
      <text:p text:style-name="P13">11) systemctl enable sssd</text:p>
      <text:p text:style-name="P13"/>
      <text:p text:style-name="P13">12) nslookup <text:span text:style-name="T19">client1.it.local</text:span></text:p>
      <text:p text:style-name="P13"/>
      <text:p text:style-name="P13"/>
      <text:p text:style-name="P13"/>
      <text:p text:style-name="P20">[now logout from the session and login with the domain username and password that the in the server by admin]</text:p>
      <text:p text:style-name="P20"/>
      <text:p text:style-name="P20"/>
      <text:p text:style-name="P20"/>
      <text:p text:style-name="P20"/>
      <text:p text:style-name="P35"><text:soft-page-break/>SETTING <text:span text:style-name="T20">NFS SERVER ON </text:span>IPA <text:span text:style-name="T20">SERVER</text:span> </text:p>
      <text:p text:style-name="P35"/>
      <text:p text:style-name="P41">[why installing nfs server]</text:p>
      <text:p text:style-name="P41"/>
      <text:p text:style-name="P25">[because when you login from a computer with a domain user and password and store some file .in ipa server if you login with other computer ,you may login with domain user and password because of the central authentication system(ipa) but you will not find the resources that you make on the other computer with the same domain name,that means your data is not roaming .it stuck with the pc that you use .so it fails to complete the central management cause our target is no matter what ip client pc you are using you can login your domain username and password and also you will get your file .you dont need to sit in the same computer.To make that happen we make a nfs server <text:s/>]</text:p>
      <text:p text:style-name="P25"/>
      <text:p text:style-name="P41">[where we install the nfs server]</text:p>
      <text:p text:style-name="P41"/>
      <text:p text:style-name="P25">[you can install the nfs server in the IPA server. but it is not recommended . <text:span text:style-name="T21">Although in this example we use the ipa server as <text:s/>a nfs server .</text:span>you can install nfs server at any active ipa client[for example you can install it on “client1”].Basically we choose a client which has a lot of space because all the users resources will save in the nfs server .]</text:p>
      <text:p text:style-name="P25"/>
      <text:p text:style-name="P25"/>
      <text:p text:style-name="P37"><text:soft-page-break/>STEPS</text:p>
      <text:p text:style-name="P38">[nfs server]</text:p>
      <text:p text:style-name="P29">step<text:span text:style-name="T20">1</text:span>: <text:span text:style-name="T20">choose the server</text:span></text:p>
      <text:p text:style-name="P30">1) we choose the <text:span text:style-name="T21">ipa server</text:span> as <text:s/>a nfs server <text:span text:style-name="T21">[ipa.it.local]</text:span></text:p>
      <text:p text:style-name="P30"/>
      <text:p text:style-name="P29">step<text:span text:style-name="T20">2</text:span>: <text:span text:style-name="T20">install the nfs server packages</text:span></text:p>
      <text:p text:style-name="P30">1) sudo yum install nfs-utils</text:p>
      <text:p text:style-name="P30"/>
      <text:p text:style-name="P29">step<text:span text:style-name="T21">3</text:span>: <text:span text:style-name="T21">Edit the file /etc/exports</text:span></text:p>
      <text:p text:style-name="P30">1) <text:span text:style-name="T21">vim /etc/exports</text:span></text:p>
      <text:p text:style-name="P47"/>
      <text:p text:style-name="P30"/>
      <text:p text:style-name="P30">/<text:span text:style-name="T21">home *(rw,sync)</text:span></text:p>
      <text:p text:style-name="P47"/>
      <text:p text:style-name="P30"/>
      <text:p text:style-name="P30"/>
      <text:p text:style-name="P29">step<text:span text:style-name="T21">3</text:span>: <text:span text:style-name="T21">start the nfs server</text:span></text:p>
      <text:p text:style-name="P30">1) <text:span text:style-name="T21">systemctl enable nfs-server</text:span></text:p>
      <text:p text:style-name="P30"><text:span text:style-name="T21">2</text:span>) <text:span text:style-name="T21">systemctl start nfs-server</text:span></text:p>
      <text:p text:style-name="P30"/>
      <text:p text:style-name="P29">step<text:span text:style-name="T21">4</text:span>: <text:span text:style-name="T21">start the rpcbind</text:span></text:p>
      <text:p text:style-name="P30">1) <text:span text:style-name="T21">systemctl enable rpcbind</text:span></text:p>
      <text:p text:style-name="P30"><text:span text:style-name="T21">2</text:span>) <text:span text:style-name="T21">systemctl start rpcbind</text:span></text:p>
      <text:p text:style-name="P30"/>
      <text:p text:style-name="P29">step<text:span text:style-name="T21">5</text:span>: <text:span text:style-name="T21">adding firewall rules</text:span></text:p>
      <text:p text:style-name="P30">1) <text:span text:style-name="T21">firewall-cmd –permanent –add-service nfs</text:span></text:p>
      <text:p text:style-name="P30"><text:span text:style-name="T21">2</text:span>) <text:s/><text:span text:style-name="T21">firewall-cmd –reload</text:span></text:p>
      <text:p text:style-name="P30"/>
      <text:p text:style-name="P30"/>
      <text:p text:style-name="P29"/>
      <text:p text:style-name="P29"><text:soft-page-break/>step<text:span text:style-name="T21">6</text:span>: <text:span text:style-name="T21">see the mounted volume for nfs server</text:span></text:p>
      <text:p text:style-name="P30">1) <text:span text:style-name="T21">showmount -e</text:span></text:p>
      <text:p text:style-name="P31">[if everything goes right you will see the directory that is mounted ]</text:p>
      <text:p text:style-name="P31"/>
      <text:p text:style-name="P31"/>
      <text:p text:style-name="P31"/>
      <text:p text:style-name="P38">IPA CLIENT CONFIGURATION </text:p>
      <text:p text:style-name="P38"/>
      <text:p text:style-name="P31">[you have to configure the client1 again to sync data with nfs server ]</text:p>
      <text:p text:style-name="P31"/>
      <text:p text:style-name="P29">step<text:span text:style-name="T21">1</text:span>: <text:span text:style-name="T20">install the nfs utils packages</text:span></text:p>
      <text:p text:style-name="P30">1) sudo yum install nfs-utils</text:p>
      <text:p text:style-name="P30"/>
      <text:p text:style-name="P30"/>
      <text:p text:style-name="P29">step<text:span text:style-name="T21">2</text:span>: <text:span text:style-name="T21">edit /etc/auto.master</text:span></text:p>
      <text:p text:style-name="P30">1) <text:span text:style-name="T21">vim /etc/auto.master</text:span></text:p>
      <text:p text:style-name="P30"/>
      <text:p text:style-name="P31">add this line:</text:p>
      <text:p text:style-name="P48"/>
      <text:p text:style-name="P31"/>
      <text:p text:style-name="P33">/home /etc/auto.autofs</text:p>
      <text:p text:style-name="P48"/>
      <text:p text:style-name="P31"/>
      <text:p text:style-name="P29">step<text:span text:style-name="T21">3</text:span>: <text:span text:style-name="T21">create <text:s/>/etc/auto.autofs</text:span></text:p>
      <text:p text:style-name="P30">1) <text:span text:style-name="T21">vim /etc/auto.autofs</text:span></text:p>
      <text:p text:style-name="P32"/>
      <text:p text:style-name="P32"/>
      <text:p text:style-name="P30"><text:soft-page-break/></text:p>
      <text:p text:style-name="P30"/>
      <text:p text:style-name="P31">add this line:</text:p>
      <text:p text:style-name="P31"/>
      <text:p text:style-name="P48">syntax: * &lt;ipa_server&gt;:/home/&amp;</text:p>
      <text:p text:style-name="P33"/>
      <text:p text:style-name="P33">* ipa:/home/&amp;</text:p>
      <text:p text:style-name="P48"/>
      <text:p text:style-name="P31"/>
      <text:p text:style-name="P31">[ for example if the client1 is the nfs server the command will be </text:p>
      <text:p text:style-name="P33">* client1:/home/&amp;</text:p>
      <text:p text:style-name="P33"/>
      <text:p text:style-name="P34">remember, not the whole domain name just the client name is used</text:p>
      <text:p text:style-name="P31"><text:s/>]</text:p>
      <text:p text:style-name="P31"/>
      <text:p text:style-name="P29">step<text:span text:style-name="T22">4</text:span>: <text:span text:style-name="T21">start the autofs process</text:span></text:p>
      <text:p text:style-name="P29"/>
      <text:p text:style-name="P30">1) <text:span text:style-name="T21">systemctl enable autofs</text:span></text:p>
      <text:p text:style-name="P30"><text:span text:style-name="T21">2</text:span>) <text:span text:style-name="T21">systemctl start autofs</text:span></text:p>
      <text:p text:style-name="P30"/>
      <text:p text:style-name="P30"/>
      <text:p text:style-name="P31">[after that you can login with any ipa client with domain and password and you will find your own resources]</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09:38:35.254083175</meta:creation-date>
    <dc:date>2019-08-27T10:36:28.107061936</dc:date>
    <meta:editing-duration>PT17M6S</meta:editing-duration>
    <meta:editing-cycles>1</meta:editing-cycles>
    <meta:document-statistic meta:table-count="0" meta:image-count="0" meta:object-count="0" meta:page-count="13" meta:paragraph-count="203" meta:word-count="1236" meta:character-count="8179" meta:non-whitespace-character-count="7002"/>
    <meta:generator>LibreOffice/6.0.7.3$Linux_X86_64 LibreOffice_project/00m0$Build-3</meta:generator>
  </office:meta>
</office:document-meta>
</file>